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fo:language="en" fo:country="US"/>
    </style:style>
    <style:style style:name="T15" style:parent-style-name="DefaultParagraphFont" style:family="text">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P18" style:parent-style-name="Standard" style:family="paragraph">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fo:language="en" fo:country="US"/>
    </style:style>
    <style:style style:name="T23" style:parent-style-name="DefaultParagraphFont" style:family="text">
      <style:text-properties fo:font-style="italic" style:font-style-asian="italic" fo:language="en" fo:country="US"/>
    </style:style>
    <style:style style:name="T24" style:parent-style-name="DefaultParagraphFont" style:family="text">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P27" style:parent-style-name="Standard" style:family="paragraph">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fo:language="en" fo:country="US"/>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P35" style:parent-style-name="Standard" style:family="paragraph">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fo:language="en" fo:country="US"/>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P44" style:parent-style-name="Standard" style:family="paragraph">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fo:language="en" fo:country="US"/>
    </style:style>
    <style:style style:name="T48" style:parent-style-name="DefaultParagraphFont" style:family="text">
      <style:text-properties fo:font-style="italic" style:font-style-asian="italic" fo:language="en" fo:country="US"/>
    </style:style>
    <style:style style:name="T49" style:parent-style-name="DefaultParagraphFont" style:family="text">
      <style:text-properties fo:font-style="italic" style:font-style-asian="italic" fo:language="en" fo:country="US"/>
    </style:style>
    <style:style style:name="T50" style:parent-style-name="DefaultParagraphFont" style:family="text">
      <style:text-properties fo:font-style="italic" style:font-style-asian="italic" fo:language="en" fo:country="US"/>
    </style:style>
    <style:style style:name="T51" style:parent-style-name="DefaultParagraphFont" style:family="text">
      <style:text-properties fo:font-style="italic" style:font-style-asian="italic" fo:language="en" fo:country="US"/>
    </style:style>
    <style:style style:name="T52" style:parent-style-name="DefaultParagraphFont" style:family="text">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language="en" fo:country="US"/>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fo:language="en" fo:country="US"/>
    </style:style>
    <style:style style:name="T69" style:parent-style-name="DefaultParagraphFont" style:family="text">
      <style:text-properties fo:font-style="italic" style:font-style-asian="italic" fo:language="en" fo:country="US"/>
    </style:style>
    <style:style style:name="T70" style:parent-style-name="DefaultParagraphFont" style:family="text">
      <style:text-properties fo:font-style="italic" style:font-style-asian="italic" fo:language="en" fo:country="US"/>
    </style:style>
    <style:style style:name="T71" style:parent-style-name="DefaultParagraphFont" style:family="text">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fo:language="en" fo:country="US"/>
    </style:style>
    <style:style style:name="T86" style:parent-style-name="DefaultParagraphFont" style:family="text">
      <style:text-properties fo:font-style="italic" style:font-style-asian="italic" fo:language="en" fo:country="US"/>
    </style:style>
    <style:style style:name="T87" style:parent-style-name="DefaultParagraphFont" style:family="text">
      <style:text-properties fo:font-style="italic" style:font-style-asian="italic" fo:language="en" fo:country="US"/>
    </style:style>
    <style:style style:name="T88" style:parent-style-name="DefaultParagraphFont" style:family="text">
      <style:text-properties fo:font-style="italic" style:font-style-asian="italic" fo:language="en" fo:country="US"/>
    </style:style>
    <style:style style:name="T89" style:parent-style-name="DefaultParagraphFont" style:family="text">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Standard" style:family="paragraph">
      <style:text-properties fo:font-style="italic" style:font-style-asian="italic"/>
    </style:style>
    <style:style style:name="T94" style:parent-style-name="DefaultParagraphFont" style:family="text">
      <style:text-properties fo:font-weight="bold" style:font-weight-asian="bold"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fo:language="en" fo:country="US"/>
    </style:style>
    <style:style style:name="T97" style:parent-style-name="DefaultParagraphFont" style:family="text">
      <style:text-properties fo:font-style="italic" style:font-style-asian="italic" fo:language="en" fo:country="US"/>
    </style:style>
    <style:style style:name="T98" style:parent-style-name="DefaultParagraphFont" style:family="text">
      <style:text-properties fo:font-style="italic" style:font-style-asian="italic" fo:language="en" fo:country="US"/>
    </style:style>
    <style:style style:name="T99" style:parent-style-name="DefaultParagraphFont" style:family="text">
      <style:text-properties fo:font-style="italic" style:font-style-asian="italic" fo:language="en" fo:country="US"/>
    </style:style>
    <style:style style:name="T100" style:parent-style-name="DefaultParagraphFont" style:family="text">
      <style:text-properties fo:font-style="italic" style:font-style-asian="italic"/>
    </style:style>
    <style:style style:name="T101" style:parent-style-name="DefaultParagraphFont" style:family="text">
      <style:text-properties fo:font-weight="bold" style:font-weight-asian="bold"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P105" style:parent-style-name="Standard" style:family="paragraph">
      <style:text-properties fo:font-style="italic" style:font-style-asian="italic"/>
    </style:style>
    <style:style style:name="T106" style:parent-style-name="DefaultParagraphFont" style:family="text">
      <style:text-properties fo:font-weight="bold" style:font-weight-asian="bold"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weight="bold" style:font-weight-asian="bold" fo:font-style="italic" style:font-style-asian="italic"/>
    </style:style>
    <style:style style:name="T110"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I think Data churn is outdated and<text:s/></text:span><text:span text:style-name="T14">difficult to use</text:span><text:span text:style-name="T15">---------?</text:span></text:p>
      <text:p text:style-name="Standard"><text:span text:style-name="T16">HU:</text:span><text:span text:style-name="T17"><text:s/>It is a difficult tool to use, I must admit, but the team has learnt how to make the most of it.</text:span></text:p>
      <text:p text:style-name="P18"/>
      <text:p text:style-name="Standard"><text:span text:style-name="T19">CD:</text:span><text:span text:style-name="T20"><text:s/>-</text:span><text:span text:style-name="T21">Does Data Churn affect you much and <text:s/></text:span><text:span text:style-name="T22">How are you managing Data churn effectively</text:span><text:span text:style-name="T23"><text:s/></text:span><text:span text:style-name="T24">?</text:span></text:p>
      <text:p text:style-name="Standard"><text:span text:style-name="T25">HU:</text:span><text:span text:style-name="T26"><text:s/>It does not affect us much. We have trained a team of five people on how to use Data Churn effectively.</text:span></text:p>
      <text:p text:style-name="P27"/>
      <text:p text:style-name="Standard"><text:span text:style-name="T28">C</text:span><text:span text:style-name="T29">D:</text:span><text:span text:style-name="T30"><text:s/>-</text:span><text:span text:style-name="T31"><text:s/>when is the backlog occurring, <text:s/>did you had much backlog in queue</text:span><text:span text:style-name="T32">-----------------?</text:span></text:p>
      <text:p text:style-name="Standard"><text:span text:style-name="T33">HU:</text:span><text:span text:style-name="T34"><text:s/>Not much. The requests pile up only when one of the five members quits our organisation and we are waiting for a new member to be trained on Data Churn.</text:span></text:p>
      <text:p text:style-name="P35"/>
      <text:p text:style-name="Standard"><text:span text:style-name="T36">CD:</text:span><text:span text:style-name="T37"><text:s/>-</text:span><text:span text:style-name="T38">IS Your team members quits with in short span of time after joining on Data churn</text:span><text:span text:style-name="T39">-</text:span><text:span text:style-name="T40">?</text:span></text:p>
      <text:p text:style-name="Standard"><text:span text:style-name="T41">HU:</text:span><text:span text:style-name="T42"><text:s/>Yes, our team members certainly do not like using<text:s/></text:span><text:span text:style-name="T43">Data Churn and tend to quit within 12–18 months.</text:span></text:p>
      <text:p text:style-name="P44"/>
      <text:p text:style-name="Standard"><text:span text:style-name="T45">CD:</text:span><text:span text:style-name="T46"><text:s/>-</text:span><text:span text:style-name="T47">How are you planning Data Churn training<text:s/></text:span><text:span text:style-name="T48">and how much it is costing</text:span><text:span text:style-name="T49"><text:s/>to your compa</text:span><text:span text:style-name="T50">n</text:span><text:span text:style-name="T51">y</text:span><text:span text:style-name="T52">--?</text:span></text:p>
      <text:p text:style-name="Standard"><text:span text:style-name="T53">HU:</text:span><text:span text:style-name="T54"><text:s/>It takes 4–6 weeks of training for a new team member to use Data Churn competently. So, that is at least 1.5 months of salary incurred as training cost. In addition to that, we also ma</text:span><text:span text:style-name="T55">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56">e have trained six new members because of employee attrition.</text:span></text:p>
      <text:p text:style-name="P57"/>
      <text:p text:style-name="Standard"><text:span text:style-name="T58">CD:</text:span><text:span text:style-name="T59"><text:s/>--</text:span><text:span text:style-name="T60">How are you handling when any employee left the company. Will you get any support from Data Churn--</text:span><text:span text:style-name="T61">?</text:span></text:p>
      <text:p text:style-name="Standard"><text:span text:style-name="T62">HU:</text:span><text:span text:style-name="T63"><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64"><text:s/>about three times what we pay our team members. So, we either use that option to handle heavy workloads when we are short-handed, or we pay overtime for the existing trained team members.</text:span></text:p>
      <text:p text:style-name="P65"/>
      <text:p text:style-name="Standard"><text:span text:style-name="T66">CD:</text:span><text:span text:style-name="T67"><text:s/>--</text:span><text:span text:style-name="T68">It seems<text:s/></text:span><text:span text:style-name="T69">the cost of<text:s/></text:span><text:span text:style-name="T70">overtime pay is too high</text:span><text:span text:style-name="T71">---?</text:span></text:p>
      <text:p text:style-name="Standard"><text:span text:style-name="T72">HD:</text:span><text:span text:style-name="T73"><text:s/>Yes, our overtime pay rate is do</text:span><text:span text:style-name="T74">uble the normal salary. But even with overtime pay, the existing team members are not willing to do the extra work, which leads to further attrition.</text:span></text:p>
      <text:p text:style-name="P75"/>
      <text:p text:style-name="Standard"><text:span text:style-name="T76">CD:</text:span><text:span text:style-name="T77"><text:s/>Got it. But when you employ contractors from Data Churn, who do not know your data as well as your te</text:span><text:span text:style-name="T78">am members, does that not affect the quality of the work?</text:span></text:p>
      <text:soft-page-break/>
      <text:p text:style-name="Standard"><text:span text:style-name="T79">HU:</text:span><text:span text:style-name="T80"><text:s/>Absolutely, data knowledge is key to our work. So, when we employ Data Churn contractors, the quality of their analysis and insights is not as good as what our team members would produce because</text:span><text:span text:style-name="T81"><text:s/>the former do not have in-depth knowledge of our data. Because of this, our existing team members need to <text:s/>review their work, which leads to duplication of effort.</text:span></text:p>
      <text:p text:style-name="P82"/>
      <text:p text:style-name="Standard"><text:span text:style-name="T83">CD:</text:span><text:span text:style-name="T84"><text:s/>-</text:span><text:span text:style-name="T85">There is one tool which<text:s/></text:span><text:span text:style-name="T86">can replace data churn and provides</text:span><text:span text:style-name="T87"><text:s/>advanced business techniques</text:span><text:span text:style-name="T88"><text:s/>and easy to use/learn..</text:span><text:span text:style-name="T89">-</text:span></text:p>
      <text:p text:style-name="Standard"><text:span text:style-name="T90">HU:</text:span><text:span text:style-name="T91"><text:s/>Tell me about it! I keep getting escalations every other day fro</text:span><text:span text:style-name="T92">m the heads of various departments that my team is not functioning optimally. I wish I could get some peace of mind at times. Data Churn is certainly not helping our case!</text:span></text:p>
      <text:p text:style-name="P93"/>
      <text:p text:style-name="Standard"><text:span text:style-name="T94">CD:</text:span><text:span text:style-name="T95"><text:s/>-</text:span><text:span text:style-name="T96">Is it effecting your business and<text:s/></text:span><text:span text:style-name="T97">commitments to your clients(Eg:</text:span><text:span text:style-name="T98">on-time delivery</text:span><text:span text:style-name="T99">)</text:span><text:span text:style-name="T100">---?</text:span></text:p>
      <text:p text:style-name="Standard"><text:span text:style-name="T101">HU:</text:span><text:span text:style-name="T102"><text:s/>It definitely does. Our business is b</text:span><text:span text:style-name="T103">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104">how their marketing campaign was delayed by more than two weeks during the peak season because my team could not share insights on which stores are to be targeted for the campaign.</text:span></text:p>
      <text:p text:style-name="P105"/>
      <text:p text:style-name="Standard"><text:span text:style-name="T106">CD:</text:span><text:span text:style-name="T107"><text:s/>It sounds like Data Churn is causing employee attrition, high training</text:span><text:span text:style-name="T108"><text:s/>costs, high overtime costs, high contractor costs, low-quality output, duplication of effort and delays, thus affecting critical business decisions. Is that a fair summary?</text:span></text:p>
      <text:p text:style-name="Standard"><text:span text:style-name="T109">HU:</text:span><text:span text:style-name="T110"><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hith Immadisetty</dc:creator>
    <meta:creation-date>2022-06-01T06:29:00Z</meta:creation-date>
    <dc:date>2022-06-01T13:03:00Z</dc:date>
    <meta:template xlink:href="Normal" xlink:type="simple"/>
    <meta:editing-cycles>2</meta:editing-cycles>
    <meta:editing-duration>PT4680S</meta:editing-duration>
    <meta:document-statistic meta:page-count="2" meta:paragraph-count="8" meta:word-count="641" meta:character-count="4291" meta:row-count="30" meta:non-whitespace-character-count="3658"/>
  </office:meta>
</office:document-meta>
</file>